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ceb0"/>
    </style:style>
    <style:style style:name="T1" style:family="text">
      <style:text-properties fo:font-weight="bold"/>
    </style:style>
    <style:style style:name="T2" style:family="text">
      <style:text-properties officeooo:rsid="0017c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RAWOZDANIE MERYTORYCZNE </text:span></text:p>
      <text:p text:style-name="P1"><text:span text:style-name="T1">Z DZIAŁALNOŚCI STOWARZYSZENIA „BĄDŹMY RAZEM” </text:span></text:p>
      <text:p text:style-name="P1"><text:span text:style-name="T1">ZA ROK 2021</text:span></text:p>
      <text:p text:style-name="Text_20_body"/>
      <text:p text:style-name="Text_20_body"/>
      <text:p text:style-name="Text_20_body"/>
      <text:p text:style-name="Text_20_body"><text:tab/>W Stowarzyszeniu zrzeszonych jest obecnie 20 członków, w tym 8 niepełnosprawnych.</text:p>
      <text:p text:style-name="Text_20_body"/>
      <text:p text:style-name="Text_20_body"><text:tab/><text:span text:style-name="T2">W </text:span>lipcu część członków wyjechała na turnus rehabilitacyjny nad morze do ośrodka "Argentyt" w Dąbkach. Jest to nowo wybudowany Ośrodek w pełni przystosowany dla osób niepełnosprawnych, położony między Bałtykiem, a jeziorem Bukowo. Dlatego też zorganizowaliśmy rejs stateczkiem po jeziorze oraz rejs po Bałtyku, z Darłówka  statkiem Pirat. I o ile wycieczka po jeziorze była "spokojna" przy pięknej pogodzie, o tyle na Bałtyku wtedy był sztorm, więc było mnóstwo wrażeń, z zalewaniem pokładu włącznie. Niestety brakowało, jak w większości ośrodków nad morzem zejścia na plażę przystosowanego dla wózków inwalidzkich blisko Ośrodka. Nasi niepełnosprawni członkowie korzystali z 3 różnorodnych zabiegów dziennie. Nad morzem trafiliśmy na piękną pogodę więc zażywaliśmy głównie  kąpieli słonecznych na plaży oraz kąpieli wodnych w Bałtyku. Awaryjnie, gdy nie było pogody mogliśmy korzystać z basenu na terenie Ośrodka.</text:p>
      <text:p text:style-name="Text_20_body"/>
      <text:p text:style-name="Text_20_body"><text:tab/>W grudniu Stowarzyszenie sfinansowało paczki Mikołajowe w wysokości 100 zł dla każdego z członków. Niestety ze względu na COVID 19 nie mogliśmy się spotkać fizycznie. <text:span text:style-name="T2">S</text:span>towarzyszenie dofinansowało również po 1000 zł każdemu członkowi do turnusu. </text:p>
      <text:p text:style-name="Text_20_body"/>
      <text:p text:style-name="Text_20_body"><text:tab/>W roku 2021 w sumie odbyły się onlaine 2 zebrania wszystkich członków i 1 zebranie Zarządu Stowarzyszenia., również onlaine ze względu na COVID 19, na których </text:p>
      <text:p text:style-name="Text_20_body">podjęliśmy 7 uchwał. Protokoły z zebrań i uchwały znajdują się w dokumentacji Stowarzyszeni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6:12:59.231518094</meta:creation-date>
    <dc:date>2022-08-03T06:16:06.517845729</dc:date>
    <meta:editing-duration>PT3M7S</meta:editing-duration>
    <meta:editing-cycles>1</meta:editing-cycles>
    <meta:document-statistic meta:table-count="0" meta:image-count="0" meta:object-count="0" meta:page-count="1" meta:paragraph-count="8" meta:word-count="224" meta:character-count="1577" meta:non-whitespace-character-count="1351"/>
    <meta:generator>LibreOffice/5.1.6.2$Linux_X86_64 LibreOffice_project/10m0$Build-2</meta:generator>
  </office:meta>
</office:document-meta>
</file>